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be50"/>
    </style:style>
    <style:style style:name="T1" style:family="text">
      <style:text-properties officeooo:rsid="000ebe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E międzynarodowy standard – poziomy autonomiczności </text:span><text:a xlink:type="simple" xlink:href="https://web.archive.org/web/20170903105244/https://www.sae.org/misc/pdfs/automated_driving.pdf" text:style-name="Internet_20_link" text:visited-style-name="Visited_20_Internet_20_Link">https://web.archive.org/web/20170903105244/https://www.sae.org/misc/pdfs/automated_driving.pdf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9:47:17.049572501</meta:creation-date>
    <dc:date>2019-07-17T19:49:14.380033514</dc:date>
    <meta:editing-duration>PT1M58S</meta:editing-duration>
    <meta:editing-cycles>1</meta:editing-cycles>
    <meta:document-statistic meta:table-count="0" meta:image-count="0" meta:object-count="0" meta:page-count="1" meta:paragraph-count="1" meta:word-count="6" meta:character-count="148" meta:non-whitespace-character-count="142"/>
    <meta:generator>LibreOffice/6.0.7.3$Linux_X86_64 LibreOffice_project/00m0$Build-3</meta:generator>
  </office:meta>
</office:document-meta>
</file>